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s" svg:font-family="'Times New Romans'"/>
    <style:font-face style:name="FreeSans1" svg:font-family="FreeSans" style:font-family-generic="swiss"/>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TlwgTypewriter" fo:font-size="16pt" fo:font-weight="bold" officeooo:rsid="001223fd" officeooo:paragraph-rsid="001223fd" style:font-size-asian="16pt" style:font-weight-asian="bold" style:font-size-complex="16pt" style:font-weight-complex="bold"/>
    </style:style>
    <style:style style:name="P2" style:family="paragraph" style:parent-style-name="Standard">
      <style:text-properties style:font-name="Times New Romans" officeooo:rsid="001223fd" officeooo:paragraph-rsid="001223fd"/>
    </style:style>
    <style:style style:name="P3" style:family="paragraph" style:parent-style-name="Standard">
      <style:text-properties style:font-name="Times New Romans" officeooo:rsid="0013b6f0" officeooo:paragraph-rsid="0013b6f0"/>
    </style:style>
    <style:style style:name="P4" style:family="paragraph" style:parent-style-name="Standard">
      <style:text-properties style:font-name="Times New Romans" officeooo:rsid="00168650" officeooo:paragraph-rsid="0016a775"/>
    </style:style>
    <style:style style:name="P5" style:family="paragraph" style:parent-style-name="Standard">
      <style:text-properties style:font-name="Times New Romans" officeooo:rsid="0019f960" officeooo:paragraph-rsid="0019f960"/>
    </style:style>
    <style:style style:name="P6" style:family="paragraph" style:parent-style-name="Standard">
      <style:text-properties style:font-name="Times New Romans" officeooo:rsid="001d780b" officeooo:paragraph-rsid="001d780b"/>
    </style:style>
    <style:style style:name="P7" style:family="paragraph" style:parent-style-name="Standard">
      <style:text-properties style:font-name="Times New Romans" officeooo:rsid="002118be" officeooo:paragraph-rsid="002118be"/>
    </style:style>
    <style:style style:name="P8" style:family="paragraph" style:parent-style-name="Standard">
      <style:text-properties style:font-name="Times New Romans" officeooo:rsid="0022f8b7" officeooo:paragraph-rsid="00237971"/>
    </style:style>
    <style:style style:name="P9" style:family="paragraph" style:parent-style-name="Standard">
      <style:text-properties style:font-name="Times New Romans" fo:font-weight="bold" officeooo:rsid="001223fd" officeooo:paragraph-rsid="001223fd" style:font-weight-asian="bold" style:font-weight-complex="bold"/>
    </style:style>
    <style:style style:name="P10" style:family="paragraph" style:parent-style-name="Standard">
      <style:text-properties style:font-name="Times New Romans" fo:font-weight="bold" officeooo:rsid="0013b6f0" officeooo:paragraph-rsid="0013b6f0" style:font-weight-asian="bold" style:font-weight-complex="bold"/>
    </style:style>
    <style:style style:name="P11" style:family="paragraph" style:parent-style-name="Standard">
      <style:text-properties style:font-name="Times New Romans" fo:font-weight="bold" officeooo:rsid="00168650" officeooo:paragraph-rsid="0016a775" style:font-weight-asian="bold" style:font-weight-complex="bold"/>
    </style:style>
    <style:style style:name="P12" style:family="paragraph" style:parent-style-name="Standard">
      <style:text-properties style:font-name="Times New Romans" fo:font-weight="bold" officeooo:rsid="0019f960" officeooo:paragraph-rsid="0019f960" style:font-weight-asian="bold" style:font-weight-complex="bold"/>
    </style:style>
    <style:style style:name="P13" style:family="paragraph" style:parent-style-name="Standard">
      <style:text-properties style:font-name="Times New Romans" fo:font-weight="bold" officeooo:rsid="001d780b" officeooo:paragraph-rsid="001d780b" style:font-weight-asian="bold" style:font-weight-complex="bold"/>
    </style:style>
    <style:style style:name="P14" style:family="paragraph" style:parent-style-name="Standard">
      <style:text-properties style:font-name="Times New Romans" fo:font-weight="bold" officeooo:rsid="002118be" officeooo:paragraph-rsid="002118be" style:font-weight-asian="bold" style:font-weight-complex="bold"/>
    </style:style>
    <style:style style:name="P15" style:family="paragraph" style:parent-style-name="Standard">
      <style:text-properties style:font-name="Times New Romans" fo:font-weight="bold" officeooo:rsid="0022f8b7" officeooo:paragraph-rsid="0022f8b7" style:font-weight-asian="bold" style:font-weight-complex="bold"/>
    </style:style>
    <style:style style:name="T1" style:family="text">
      <style:text-properties officeooo:rsid="00132b21"/>
    </style:style>
    <style:style style:name="T2" style:family="text">
      <style:text-properties officeooo:rsid="001544f3"/>
    </style:style>
    <style:style style:name="T3" style:family="text">
      <style:text-properties officeooo:rsid="0016a775"/>
    </style:style>
    <style:style style:name="T4" style:family="text">
      <style:text-properties officeooo:rsid="001ad04a"/>
    </style:style>
    <style:style style:name="T5" style:family="text">
      <style:text-properties officeooo:rsid="001df240"/>
    </style:style>
    <style:style style:name="T6" style:family="text">
      <style:text-properties officeooo:rsid="0022f8b7"/>
    </style:style>
    <style:style style:name="T7" style:family="text">
      <style:text-properties officeooo:rsid="00237971"/>
    </style:style>
    <style:style style:name="T8" style:family="text">
      <style:text-properties officeooo:rsid="00249a48"/>
    </style:style>
    <style:style style:name="T9"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 Overview </text:p>
      <text:p text:style-name="P2">There were several strategies I attempted during this process, and I thought it would be easier to summarize them here than in the Log since the log is just what I did day to day. </text:p>
      <text:p text:style-name="P2"/>
      <text:p text:style-name="P9">Strategy 1- The Hamilton Circuit </text:p>
      <text:p text:style-name="P2"><text:tab/>When I started, I wasn’t quite sure what strategy I wanted to use. I thought there would have been ‘the ultimate’ algorithm that I would eventually learn about, and I was struggling to find it. I looked through the videos on the program writeup, and found that the Hamilton Circuit worked the best for the first checkpoint. This strategy would only work on the board without any obstacles, but that was the only thing being used for the first checkpoint. I had a lot of other things to do, so I wrote this up quickly with intents to change it. Initially, it got me very high scores, and I would win the game if the board was an even size. </text:p>
      <text:p text:style-name="P2"/>
      <text:p text:style-name="P9">Strategy 2 – <text:span text:style-name="T1">BFS</text:span></text:p>
      <text:p text:style-name="P2"><text:tab/><text:span text:style-name="T1">After learning about BFS in class, I thought that this would work well for the board with obstacles. I also just wanted to be able to see how BFS worked code wise and know how to use it for future reference. This took me a while because my graph constructor was wrong, and I didn’t know that for a while. I decided to use this for both types of boards- obstacles and non-obstacles. This worked pretty well for the obstacle board. However, the snake would trap itself, and if there was no path to the food, the game would just end. A new BFS would be made after each move made because a new shortest path could have been found just by moving one spot, and I wouldn’t need to store anything. I would need to add add another strategy for when there wasn’t a BFS path to the food.</text:span></text:p>
      <text:p text:style-name="P2"/>
      <text:p text:style-name="P10">Strategy 3 – BFS and DFS</text:p>
      <text:p text:style-name="P3"><text:tab/>I knew that I needed a loitering function if there wasn’t a BFS path to the food. I knew that DFS would find the longest path to the food, so it would make the snake loiter hopefully long enough for there to be a BFS path to the food. So I coded it up and tested to see if it would work. One problem, I was making a DFS to the food which wouldn’t be possible if there wasn’t a BFS to the food. This idea was quickly scrapped when I realized this.</text:p>
      <text:p text:style-name="P3"/>
      <text:p text:style-name="P3"><text:span text:style-name="T9">Strategy 4 – BFS and the Manhattan Code</text:span> </text:p>
      <text:p text:style-name="P3"><text:tab/><text:span text:style-name="T2">I talked to Dalton about what he was doing for a loitering strategy, and he had tried using the Manhattan strategy that was given to us when we initially downloaded the code. This seemed like an easy idea to try out, so I wrote it up and added a function that would make sure that the snake was not making an invalid move. This helped improve my score, and it seemed to get my snake out of precarious situations a number of times. </text:span></text:p>
      <text:p text:style-name="P3"/>
      <text:p text:style-name="P11">Strategy 5 – <text:span text:style-name="T3">Complicated Dijkstra's</text:span></text:p>
      <text:p text:style-name="P4"><text:tab/><text:span text:style-name="T3">I had watched a video at the beginning of the project <text:s/>( link in Log) that pretty much showed a complicated version of Dijkstra‘s but when I had watched it, I didn’t know about that algorithm. Once we learned about it in class, I thought </text:span><text:soft-page-break/><text:span text:style-name="T3">I’d try coding it up. This didn’t go very well. I don’t remember what was going wrong, but all I knew was that it wasn’t going well. At that point, I also knew that code for weighted graphs and Dijksta’s would be put up soon, so I deleted my code. </text:span></text:p>
      <text:p text:style-name="P4"/>
      <text:p text:style-name="P12">Strategy 6 – <text:span text:style-name="T4">BFS and Traversing the Edges</text:span></text:p>
      <text:p text:style-name="P5"><text:tab/><text:span text:style-name="T4">A while back, I had seen someone who would grab the food and then traverse 3 of the edges. I decided that this would be good because it would keep the snake off of the playing field. The snake would take a BFS to the food, go to the right wall, BFS to the top right corner, BFS to the top left corner, BFS to the bottom left corner, and repeat. I added a number of functions that would check if the snake could actually go to the corner, and if it couldn’t, it would pick a new spot to be the corner. If no path could be found, the Manhattan move would be called. I later added code that would have the snake only do this after it reached a certain length- playfield height or width (whichever one was smaller). This was because the snake shouldn’t cut the field in half if it was under that length. This just made things a little quicker.</text:span></text:p>
      <text:p text:style-name="P5"/>
      <text:p text:style-name="P13">Strategy 7 – Weighted Graph</text:p>
      <text:p text:style-name="P6"><text:tab/>Once the code for a weighted graph was put up, I decided I wanted to try using it to see if I could make the snake make better decisions. <text:span text:style-name="T5">I started by creating a new branch on my repo to work on this. I figured that it would make deleting this strategy easy, and I wouldn’t need to worry about messing up what I already had. This branch is still on my repo if you want to look at what I did. </text:span>This took me a while to implement in general because I wanted to calculate weights on the graph myself based on an idea I had gotten from the video I had watched. <text:span text:style-name="T5">I would weigh spots based on how far they were from the food and from the head. I would get the adjacency list for the spots surrounding the head of the snake, weigh the spots like described above, add the smallest weight found to an array, find the smallest in the smallest array, get the adjacency list of it and repeat. Once the food was reached, the snake would use the smallest array to find the BFS to the food. This wasn’t too much better than what I was already doing, and it really seemed to be more complex. In the end, I decided to ditch this and go back to what I was doing before. </text:span></text:p>
      <text:p text:style-name="P6"/>
      <text:p text:style-name="P14">Strategy 8 – <text:span text:style-name="T6">Final Strategy </text:span></text:p>
      <text:p text:style-name="P7"><text:tab/><text:span text:style-name="T6">This strategy is what will appear for my final program. I combined strategy 6 and strategy 1. My game will first check if there are any obstacles on the board. As soon as it finds one, it will implement strategy 6. If it doesn’t find any obstacles, it will utilize strategy 1. Since I first wrote strategy 6, I added more checks for corner cases so that snake won’t get stuck as often.</text:span></text:p>
      <text:p text:style-name="P7"/>
      <text:p text:style-name="P15">If I Had More Time (And Energy?)</text:p>
      <text:p text:style-name="P8"><text:tab/>Throughout the entire program, I’ve kept notes in a notebook about things I wanted to try, and I definitely couldn’t do all of them <text:span text:style-name="T7">either because I didn’t have enough time, or I didn’t necessarily know how to implement it. </text:span></text:p>
      <text:p text:style-name="P8"><text:soft-page-break/><text:span text:style-name="T7"><text:tab/>Ideally, I would have liked to have used a weighted graph. One reason why I didn’t do this was because I wasn’t able to think of a good way to effectively use it to help me get a better score. </text:span></text:p>
      <text:p text:style-name="P8"><text:tab/><text:span text:style-name="T7">Making the Manhattan code better would probably one of the biggest things I could have done to make my snake do better. There have been a couple of times the snake has gotten itself stuck because it essentially chose a dumb way to go. I would want to make it smarter. How exactly? I’m not quite sure. I would want to see how it works in terms of the game and see if I could make it pick smarter moves. </text:span></text:p>
      <text:p text:style-name="P8"><text:tab/><text:span text:style-name="T8">I was also thinking that I could use something other than the Manhattan code to loiter when the snake can’t get to the food. I could find the corner that the food or maybe the snake is close to on the board and do a BFS to the opposite corner while making sure that there is still a path from that corner to the food. This way the snake could move around while still making sure it won’t be trapping itself. I don’t know if this would actually work, but it was a quick idea I have jotted down in my notebook of ideas.</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s" svg:font-family="'Times New Romans'"/>
    <style:font-face style:name="FreeSans1" svg:font-family="FreeSans" style:font-family-generic="swiss"/>
    <style:font-face style:name="TlwgTypewriter" svg:font-family="TlwgTypewrite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7T19:36:03.223843416</meta:creation-date>
    <dc:date>2019-04-18T14:26:06.557247483</dc:date>
    <meta:editing-duration>PT15H15M42S</meta:editing-duration>
    <meta:editing-cycles>17</meta:editing-cycles>
    <meta:generator>LibreOffice/5.1.6.2$Linux_X86_64 LibreOffice_project/10m0$Build-2</meta:generator>
    <meta:document-statistic meta:table-count="0" meta:image-count="0" meta:object-count="0" meta:page-count="3" meta:paragraph-count="23" meta:word-count="1356" meta:character-count="6972" meta:non-whitespace-character-count="5607"/>
  </office:meta>
</office:document-meta>
</file>